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b3b3b3" draw:marker-start-width="0.35cm" draw:marker-end-width="0.3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3cm" fo:min-width="6.469cm"/>
    </style:style>
    <style:style style:name="gr4" style:family="graphic" style:parent-style-name="standard">
      <style:graphic-properties svg:stroke-width="0.1cm" svg:stroke-color="#ff420e" draw:marker-start-width="0.35cm" draw:marker-end-width="0.3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 style:list-style-name="L1">
      <style:graphic-properties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99cc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99cc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dash" draw:stroke-dash="Fine_20_Dashed_20__28_var_29_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99cc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>
      <style:graphic-properties draw:stroke="solid" draw:stroke-dash="Ultrafine_20_Dashed" svg:stroke-width="0.1cm" svg:stroke-color="#b3b3b3" draw:marker-start-width="0.35cm" draw:marker-end-width="0.3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11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2" style:family="graphic" style:parent-style-name="standard">
      <style:graphic-properties draw:stroke="solid" draw:stroke-dash="Ultrafine_20_Dashed" svg:stroke-width="0.1cm" svg:stroke-color="#ff420e" draw:marker-start-width="0.35cm" draw:marker-end-width="0.3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3cm" fo:min-width="5.858cm"/>
    </style:style>
    <style:style style:name="gr14" style:family="graphic" style:parent-style-name="standard">
      <style:graphic-properties draw:fill="solid" draw:fill-color="#000000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53cm" fo:min-width="0.38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2" draw:layer="layout" svg:width="4.705cm" svg:height="4.507cm" svg:x="14.9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81cm" svg:height="0.749cm" svg:x="7.809cm" svg:y="15.1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81cm" svg:height="0.749cm" svg:x="9.378cm" svg:y="15.19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.969cm" svg:height="2.703cm" svg:x="4.712cm" svg:y="15.941cm">
          <draw:text-box>
            <text:p text:style-name="P2"><text:span text:style-name="T1">Pakete</text:span></text:p>
          </draw:text-box>
        </draw:frame>
        <draw:custom-shape draw:style-name="gr4" draw:text-style-name="P1" draw:layer="layout" svg:width="0.788cm" svg:height="0.748cm" svg:x="14.9cm" svg:y="9.032cm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4" draw:text-style-name="P1" draw:layer="layout" svg:width="0.788cm" svg:height="0.755cm" svg:x="14.9cm" svg:y="8.276cm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4" draw:text-style-name="P1" draw:id="id1" draw:layer="layout" svg:width="0.781cm" svg:height="0.752cm" svg:x="18.823cm" svg:y="7.525cm">
          <text:p/>
          <draw:enhanced-geometry svg:viewBox="0 0 21600 21600" draw:mirror-vertical="true" draw:mirror-horizontal="true" draw:type="rectangle" draw:enhanced-path="M 0 0 L 21600 0 21600 21600 0 21600 0 0 Z N"/>
        </draw:custom-shape>
        <draw:g>
          <draw:line draw:style-name="gr5" draw:text-style-name="P3" draw:layer="layout" svg:x1="14.903cm" svg:y1="8.279cm" svg:x2="14.903cm" svg:y2="9.781cm">
            <text:p/>
          </draw:line>
          <draw:line draw:style-name="gr6" draw:text-style-name="P3" draw:layer="layout" svg:x1="19.606cm" svg:y1="9.781cm" svg:x2="19.606cm" svg:y2="8.279cm">
            <text:p/>
          </draw:line>
          <draw:line draw:style-name="gr7" draw:text-style-name="P3" draw:layer="layout" svg:x1="14.903cm" svg:y1="9.781cm" svg:x2="19.606cm" svg:y2="9.781cm">
            <text:p/>
          </draw:line>
        </draw:g>
        <draw:custom-shape draw:style-name="gr8" draw:text-style-name="P1" draw:id="id3" draw:layer="layout" svg:width="0.784cm" svg:height="0.752cm" svg:x="16.47cm" svg:y="14.287cm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16.085cm" svg:y1="9.371cm" svg:x2="18.824cm" svg:y2="7.901cm" draw:end-shape="id1" draw:end-glue-point="3" svg:d="m16085 9371c1641 0 272-1470 2739-1470">
          <text:p/>
        </draw:connector>
        <draw:connector draw:style-name="gr9" draw:text-style-name="P1" draw:layer="layout" draw:type="curve" svg:x1="19.605cm" svg:y1="7.901cm" svg:x2="18.914cm" svg:y2="12.691cm" draw:start-shape="id1" draw:start-glue-point="1" draw:end-shape="id2" draw:end-glue-point="11" svg:d="m19605 7901c825 0 687 1127 309 1374s-1000-388-1000 3416">
          <text:p/>
        </draw:connector>
        <draw:custom-shape draw:style-name="gr10" draw:text-style-name="P1" draw:layer="layout" svg:width="1.569cm" svg:height="3.605cm" svg:x="16.939cm" svg:y="20.29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1" draw:text-style-name="P1" draw:layer="layout" svg:width="3.917cm" svg:height="3.755cm" svg:x="15.688cm" svg:y="20.29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784cm" svg:height="0.755cm" svg:x="16.47cm" svg:y="5.119cm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4" draw:text-style-name="P1" draw:layer="layout" svg:width="0.784cm" svg:height="0.751cm" svg:x="16.47cm" svg:y="3.619cm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12" draw:text-style-name="P1" draw:layer="layout" svg:width="0.784cm" svg:height="0.749cm" svg:x="16.47cm" svg:y="2.118cm">
          <text:p/>
          <draw:enhanced-geometry svg:viewBox="0 0 21600 21600" draw:mirror-vertical="true" draw:mirror-horizontal="true" draw:type="rectangle" draw:enhanced-path="M 0 0 L 21600 0 21600 21600 0 21600 0 0 Z N"/>
        </draw:custom-shape>
        <draw:frame draw:style-name="gr13" draw:text-style-name="P2" draw:layer="layout" svg:width="6.358cm" svg:height="2.703cm" svg:x="12cm" svg:y="1.797cm">
          <draw:text-box>
            <text:p text:style-name="P2"><text:span text:style-name="T1">Token</text:span></text:p>
          </draw:text-box>
        </draw:frame>
        <draw:rect draw:style-name="gr14" draw:text-style-name="P1" draw:layer="layout" svg:width="3.133cm" svg:height="4.51cm" svg:x="29.012cm" svg:y="12.032cm">
          <text:p/>
        </draw:rect>
        <draw:frame draw:style-name="gr15" draw:text-style-name="P5" draw:layer="layout" svg:width="6.587cm" svg:height="2.703cm" svg:x="29.413cm" svg:y="9.797cm">
          <draw:text-box>
            <text:p text:style-name="P4"><text:span text:style-name="T1">NIC</text:span></text:p>
          </draw:text-box>
        </draw:frame>
        <draw:connector draw:style-name="gr9" draw:text-style-name="P1" draw:layer="layout" draw:type="curve" svg:x1="11.521cm" svg:y1="15.532cm" svg:x2="16.47cm" svg:y2="14.663cm" draw:end-shape="id3" draw:end-glue-point="3" svg:d="m11521 15532c3300 0 826-869 4949-8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17T09:37:45.45</meta:creation-date>
    <dc:date>2010-01-17T16:00:39.87</dc:date>
    <meta:editing-duration>PT06H22M49S</meta:editing-duration>
    <meta:editing-cycles>9</meta:editing-cycles>
    <meta:generator>OpenOffice.org/3.1$Win32 OpenOffice.org_project/310m19$Build-9420</meta:generator>
    <meta:document-statistic meta:object-count="23"/>
  </office:meta>
</office:document-meta>
</file>